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T1" style:family="text">
      <style:text-properties officeooo:rsid="00107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text:span text:style-name="T1">Financial Literacy</text:span> <text:s text:c="2"/>Quarter 1 <text:s text:c="3"/>Week <text:s/>1 <text:s text:c="2"/>7/5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06:07:48.004321226</dc:date>
    <meta:editing-duration>PT4M3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2" meta:word-count="19" meta:character-count="135" meta:non-whitespace-character-count="120"/>
  </office:meta>
</office:document-meta>
</file>